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304cm" fo:padding-left="0.275cm" fo:padding-right="0.275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="Arrow" draw:marker-start-width="0.381cm" draw:marker-end="Arrow" draw:marker-end-width="0.381cm" draw:textarea-horizontal-align="right" draw:textarea-vertical-align="bottom" fo:padding-top="0.15cm" fo:padding-bottom="0.304cm" fo:padding-left="0.275cm" fo:padding-right="0.275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381cm" draw:marker-end="Arrow" draw:marker-end-width="0.381cm" draw:textarea-horizontal-align="justify" draw:textarea-vertical-align="bottom" fo:padding-top="0.15cm" fo:padding-bottom="0.304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65cm"/>
    </style:style>
    <style:style style:name="gr9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10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304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9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text-align="center">
        <style:tab-stops/>
      </style:paragraph-properties>
      <style:text-properties fo:font-size="12pt" style:font-size-asian="18pt" style:font-size-complex="18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6pt" style:font-size-asian="12pt" style:font-size-complex="12pt"/>
    </style:style>
    <style:style style:name="P7" style:family="paragraph">
      <style:paragraph-properties fo:text-align="center">
        <style:tab-stops/>
      </style:paragraph-properties>
    </style:style>
    <style:style style:name="P8" style:family="paragraph">
      <style:paragraph-properties fo:text-align="center">
        <style:tab-stops/>
      </style:paragraph-properties>
      <style:text-properties fo:font-size="16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2pt" style:font-size-complex="12pt"/>
    </style:style>
    <style:style style:name="T3" style:family="text">
      <style:text-properties fo:font-size="16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4.35cm" svg:height="1.905cm" svg:x="27.89cm" svg:y="4.169cm">
          <draw:glue-point draw:id="4" svg:x="-5cm" svg:y="-1.664cm"/>
          <draw:glue-point draw:id="5" svg:x="-5cm" svg:y="1.669cm"/>
          <text:p text:style-name="P1"><text:span text:style-name="T1">Apache MIN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5.715cm" svg:height="1.905cm" svg:x="27.235cm" svg:y="8.076cm">
          <text:p text:style-name="P1"><text:span text:style-name="T1">Emulated Network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065cm" svg:y1="6.074cm" svg:x2="30.092cm" svg:y2="8.076cm" draw:start-shape="id1" draw:start-glue-point="2" draw:end-shape="id2" draw:end-glue-point="0" svg:d="m30065 6074 27 2002">
          <text:p/>
        </draw:connector>
        <draw:custom-shape draw:style-name="gr4" draw:text-style-name="P2" draw:id="id3" draw:layer="layout" svg:width="4.909cm" svg:height="1.905cm" svg:x="19.386cm" svg:y="4.169cm">
          <draw:glue-point draw:id="4" svg:x="5cm" svg:y="-1.664cm"/>
          <draw:glue-point draw:id="5" svg:x="5cm" svg:y="1.669cm"/>
          <draw:glue-point draw:id="6" svg:x="-5cm" svg:y="2.482cm"/>
          <draw:glue-point draw:id="7" svg:x="-5cm" svg:y="-2.33cm"/>
          <text:p text:style-name="P1"><text:span text:style-name="T1">Comm. 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24.295cm" svg:y1="5.121cm" svg:x2="27.89cm" svg:y2="5.121cm" draw:start-shape="id3" draw:start-glue-point="1" draw:end-shape="id1" draw:end-glue-point="3" svg:d="m24295 5121h3595">
          <text:p/>
        </draw:connector>
        <draw:custom-shape draw:style-name="gr6" draw:text-style-name="P2" draw:id="id4" draw:layer="layout" svg:width="3.81cm" svg:height="1.905cm" svg:x="10.525cm" svg:y="4.169cm">
          <draw:glue-point draw:id="4" svg:x="5cm" svg:y="-2.335cm"/>
          <draw:glue-point draw:id="5" svg:x="5cm" svg:y="2.477cm"/>
          <draw:glue-point draw:id="6" svg:x="-5cm" svg:y="-2.351cm"/>
          <draw:glue-point draw:id="7" svg:x="-5cm" svg:y="2.472cm"/>
          <text:p text:style-name="P1"><text:span text:style-name="T1">Comm.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svg:x1="14.335cm" svg:y1="4.677cm" svg:x2="19.386cm" svg:y2="4.678cm" draw:start-shape="id4" draw:start-glue-point="4" draw:end-shape="id3" draw:end-glue-point="7" svg:d="m14335 4677h2525v1h2526">
          <text:p/>
        </draw:connector>
        <draw:frame draw:style-name="gr8" draw:text-style-name="P6" draw:layer="layout" svg:width="6.065cm" svg:height="1.827cm" svg:x="14.155cm" svg:y="2.649cm">
          <draw:text-box>
            <text:p text:style-name="P1"><text:span text:style-name="T2">Send </text:span></text:p>
            <text:p text:style-name="P1"><text:span text:style-name="T2">Packaged Message</text:span></text:p>
          </draw:text-box>
        </draw:frame>
        <draw:frame draw:style-name="gr8" draw:text-style-name="P6" draw:layer="layout" svg:width="6.065cm" svg:height="1.827cm" svg:x="14.235cm" svg:y="5.941cm">
          <draw:text-box>
            <text:p text:style-name="P1"><text:span text:style-name="T2">Return</text:span></text:p>
            <text:p text:style-name="P1"><text:span text:style-name="T2">Packaged Message</text:span></text:p>
          </draw:text-box>
        </draw:frame>
        <draw:custom-shape draw:style-name="gr9" draw:text-style-name="P2" draw:id="id5" draw:layer="layout" svg:width="3.66cm" svg:height="1.905cm" svg:x="2.27cm" svg:y="4.169cm">
          <draw:glue-point draw:id="4" svg:x="5cm" svg:y="-2.335cm"/>
          <draw:glue-point draw:id="5" svg:x="5cm" svg:y="2.467cm"/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5.93cm" svg:y1="4.677cm" svg:x2="10.525cm" svg:y2="4.674cm" draw:start-shape="id5" draw:start-glue-point="4" draw:end-shape="id4" draw:end-glue-point="6" svg:d="m5930 4677 4595-3">
          <text:p/>
        </draw:connector>
        <draw:connector draw:style-name="gr10" draw:text-style-name="P1" draw:layer="layout" draw:type="line" svg:x1="10.525cm" svg:y1="5.591cm" svg:x2="5.93cm" svg:y2="5.59cm" draw:start-shape="id4" draw:start-glue-point="7" draw:end-shape="id5" draw:end-glue-point="5" svg:d="m10525 5591-4595-1">
          <text:p/>
        </draw:connector>
        <draw:connector draw:style-name="gr10" draw:text-style-name="P1" draw:layer="layout" draw:type="line" svg:x1="19.386cm" svg:y1="5.593cm" svg:x2="14.335cm" svg:y2="5.592cm" draw:start-shape="id3" draw:start-glue-point="6" draw:end-shape="id4" draw:end-glue-point="5" svg:d="m19386 5593-5051-1">
          <text:p/>
        </draw:connector>
        <draw:frame draw:style-name="gr11" draw:text-style-name="P6" draw:layer="layout" svg:width="5.15cm" svg:height="1.116cm" svg:x="6.03cm" svg:y="6.296cm">
          <draw:text-box>
            <text:p text:style-name="P1"><text:span text:style-name="T2">Return Message</text:span></text:p>
          </draw:text-box>
        </draw:frame>
        <draw:frame draw:style-name="gr12" draw:text-style-name="P6" draw:layer="layout" svg:width="4.515cm" svg:height="1.827cm" svg:x="6.23cm" svg:y="2.649cm">
          <draw:text-box>
            <text:p text:style-name="P1"><text:span text:style-name="T2">Send/Request</text:span></text:p>
            <text:p text:style-name="P1"><text:span text:style-name="T2">Message</text:span></text:p>
          </draw:text-box>
        </draw:frame>
        <draw:frame draw:style-name="gr13" draw:text-style-name="P8" draw:layer="layout" svg:width="4.799cm" svg:height="1.827cm" svg:x="24.155cm" svg:y="2.749cm">
          <draw:text-box>
            <text:p text:style-name="P7"><text:span text:style-name="T3">Send / Receive</text:span></text:p>
            <text:p text:style-name="P7"><text:span text:style-name="T3">Object</text:span></text:p>
          </draw:text-box>
        </draw:frame>
        <draw:frame draw:style-name="gr14" draw:text-style-name="P8" draw:layer="layout" svg:width="5.434cm" svg:height="2.538cm" svg:x="24.895cm" svg:y="6.382cm">
          <draw:text-box>
            <text:p text:style-name="P7"><text:span text:style-name="T3">Send / Receive</text:span></text:p>
            <text:p text:style-name="P7"><text:span text:style-name="T3">Serialized O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279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27T17:44:22</meta:creation-date>
    <dc:date>2010-08-07T14:29:13</dc:date>
    <meta:editing-duration>PT01H58M50S</meta:editing-duration>
    <meta:editing-cycles>54</meta:editing-cycles>
    <meta:generator>OpenOffice.org/3.1$Linux OpenOffice.org_project/310m19$Build-9420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